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82f1b" officeooo:paragraph-rsid="00082f1b"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82f1b" officeooo:paragraph-rsid="00082f1b"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d07b0" officeooo:paragraph-rsid="000d07b0"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e Intro</text:p>
      <text:p text:style-name="P2"/>
      <text:p text:style-name="P3">Taking off into the sky is breath-taking, another part of core-world life you’re yet to adjust to. From inside the car, you can see hundreds, if not thousands of other cars forming lines of airborne traffic, navigating their way like a nest of busy bees trying to keep their hive together in the morning sun. Looking around, you can see there’s a clear distinction between the layers of this world, none of these cars seem to be descending at all to the ground floor of the planet. Come to think of it, you’ve been here for about a month now, and you’ve only ever seen the middle layer, since all the buildings are connected with large walkable high-ways it’s easy enough to treat this layer as a world in enough of itself. The ride only lasts a few minutes before you’re taken behind a building on this same middle layer, and docking into another large garage hanger that seals itself behind you, letting you all step out onto the concrete floor of the backroo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6:25:25.676373474</meta:creation-date>
    <dc:date>2026-04-16T23:45:45.319442825</dc:date>
    <meta:editing-duration>PT3H39M53S</meta:editing-duration>
    <meta:editing-cycles>5</meta:editing-cycles>
    <meta:generator>LibreOffice/25.8.6.2$Linux_X86_64 LibreOffice_project/987cc7d757da9c123ebd7e5fb357b53ea9182b29</meta:generator>
    <meta:document-statistic meta:table-count="0" meta:image-count="0" meta:object-count="0" meta:page-count="1" meta:paragraph-count="2" meta:word-count="176" meta:character-count="975" meta:non-whitespace-character-count="801"/>
  </office:meta>
</office:document-meta>
</file>